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86.91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2.77mm"/>
    </style:style>
    <style:style style:name="co7" style:family="table-column">
      <style:table-column-properties fo:break-before="auto" style:column-width="17.83mm"/>
    </style:style>
    <style:style style:name="co8" style:family="table-column">
      <style:table-column-properties fo:break-before="auto" style:column-width="17.59mm"/>
    </style:style>
    <style:style style:name="co9" style:family="table-column">
      <style:table-column-properties fo:break-before="auto" style:column-width="54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Expected Time Complex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67 ±</text:p>
          </table:table-cell>
          <table:table-cell office:value-type="float" office:value="42.489" calcext:value-type="float">
            <text:p>42.4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439 ±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.057 ±</text:p>
          </table:table-cell>
          <table:table-cell office:value-type="float" office:value="22.501" calcext:value-type="float">
            <text:p>22.50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6.030 ±</text:p>
          </table:table-cell>
          <table:table-cell office:value-type="float" office:value="20.092" calcext:value-type="float">
            <text:p>20.0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8.384 ± </text:p>
          </table:table-cell>
          <table:table-cell office:value-type="float" office:value="118.922" calcext:value-type="float">
            <text:p>118.9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48 ±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1.786 ±</text:p>
          </table:table-cell>
          <table:table-cell office:value-type="float" office:value="1.486" calcext:value-type="float">
            <text:p>1.48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96.167 ±</text:p>
          </table:table-cell>
          <table:table-cell office:value-type="float" office:value="121.671" calcext:value-type="float">
            <text:p>121.67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9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8 ±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45 ±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0 ±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3.824 ±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563.298 ±</text:p>
          </table:table-cell>
          <table:table-cell office:value-type="float" office:value="408.158" calcext:value-type="float">
            <text:p>408.15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48 ±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79 ±</text:p>
          </table:table-cell>
          <table:table-cell office:value-type="float" office:value="2.405" calcext:value-type="float">
            <text:p>2.40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29.335 ±</text:p>
          </table:table-cell>
          <table:table-cell office:value-type="float" office:value="96.204" calcext:value-type="float">
            <text:p>96.20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8.336 ±</text:p>
          </table:table-cell>
          <table:table-cell table:style-name="ce4" office:value-type="float" office:value="1.353" calcext:value-type="float">
            <text:p>1.35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418 ±</text:p>
          </table:table-cell>
          <table:table-cell table:style-name="ce4" office:value-type="float" office:value="0.653" calcext:value-type="float">
            <text:p>0.65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772 ±</text:p>
          </table:table-cell>
          <table:table-cell table:style-name="ce4"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501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1.684 ±</text:p>
          </table:table-cell>
          <table:table-cell office:value-type="float" office:value="18.852" calcext:value-type="float">
            <text:p>18.85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001.023 ±</text:p>
          </table:table-cell>
          <table:table-cell office:value-type="float" office:value="293.903" calcext:value-type="float">
            <text:p>293.90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706 ±</text:p>
          </table:table-cell>
          <table:table-cell office:value-type="float" office:value="5.244" calcext:value-type="float">
            <text:p>5.24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2.736 ±</text:p>
          </table:table-cell>
          <table:table-cell office:value-type="float" office:value="21.022" calcext:value-type="float">
            <text:p>21.0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31.794 ±</text:p>
          </table:table-cell>
          <table:table-cell office:value-type="float" office:value="1502.833" calcext:value-type="float">
            <text:p>1502.8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20.349 ±</text:p>
          </table:table-cell>
          <table:table-cell table:style-name="ce4" office:value-type="float" office:value="3.626" calcext:value-type="float">
            <text:p>3.62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83.763 ±</text:p>
          </table:table-cell>
          <table:table-cell table:style-name="ce4" office:value-type="float" office:value="15.837" calcext:value-type="float">
            <text:p>15.8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1090.692 ±</text:p>
          </table:table-cell>
          <table:table-cell table:style-name="ce4" office:value-type="float" office:value="972.739" calcext:value-type="float">
            <text:p>972.73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.496 ±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4.041 ±</text:p>
          </table:table-cell>
          <table:table-cell office:value-type="float" office:value="6.065" calcext:value-type="float">
            <text:p>6.06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630.187 ±</text:p>
          </table:table-cell>
          <table:table-cell office:value-type="float" office:value="473.502" calcext:value-type="float">
            <text:p>473.50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91 ±</text:p>
          </table:table-cell>
          <table:table-cell office:value-type="float" office:value="32.182" calcext:value-type="float">
            <text:p>32.18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.909 ±</text:p>
          </table:table-cell>
          <table:table-cell office:value-type="float" office:value="49.131" calcext:value-type="float">
            <text:p>49.13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614 ±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341 ±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95 ±</text:p>
          </table:table-cell>
          <table:table-cell office:value-type="float" office:value="8.108" calcext:value-type="float">
            <text:p>8.10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90.067 ±</text:p>
          </table:table-cell>
          <table:table-cell office:value-type="float" office:value="377.854" calcext:value-type="float">
            <text:p>377.85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6.073 ±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017.412 ±</text:p>
          </table:table-cell>
          <table:table-cell office:value-type="float" office:value="428.256" calcext:value-type="float">
            <text:p>428.2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8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8 ±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35 ±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0.943 ±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929.818 ±</text:p>
          </table:table-cell>
          <table:table-cell office:value-type="float" office:value="410.431" calcext:value-type="float">
            <text:p>410.43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61 ±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1.329 ±</text:p>
          </table:table-cell>
          <table:table-cell office:value-type="float" office:value="25.783" calcext:value-type="float">
            <text:p>25.7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754.431 ±</text:p>
          </table:table-cell>
          <table:table-cell office:value-type="float" office:value="2562.96" calcext:value-type="float">
            <text:p>2562.9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22 ±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8 ±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66 ±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244 ±</text:p>
          </table:table-cell>
          <table:table-cell office:value-type="float" office:value="2.385" calcext:value-type="float">
            <text:p>2.38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4.074 ±</text:p>
          </table:table-cell>
          <table:table-cell office:value-type="float" office:value="18.077" calcext:value-type="float">
            <text:p>18.07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954.870 ±</text:p>
          </table:table-cell>
          <table:table-cell office:value-type="float" office:value="2317.429" calcext:value-type="float">
            <text:p>2317.42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.073 ±</text:p>
          </table:table-cell>
          <table:table-cell office:value-type="float" office:value="3.864" calcext:value-type="float">
            <text:p>3.86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5.714 ±</text:p>
          </table:table-cell>
          <table:table-cell office:value-type="float" office:value="24.833" calcext:value-type="float">
            <text:p>24.8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97.442 ±</text:p>
          </table:table-cell>
          <table:table-cell office:value-type="float" office:value="3857.291" calcext:value-type="float">
            <text:p>3857.2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128 ±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8.735 ±</text:p>
          </table:table-cell>
          <table:table-cell office:value-type="float" office:value="11.119" calcext:value-type="float">
            <text:p>11.1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222.121 ±</text:p>
          </table:table-cell>
          <table:table-cell office:value-type="float" office:value="1659.711" calcext:value-type="float">
            <text:p>1659.71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0.677 ±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011 ±</text:p>
          </table:table-cell>
          <table:table-cell office:value-type="float" office:value="36.597" calcext:value-type="float">
            <text:p>36.59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41.460 ±</text:p>
          </table:table-cell>
          <table:table-cell office:value-type="float" office:value="2202.344" calcext:value-type="float">
            <text:p>2202.34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15 ±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3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049 ±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6 ±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349 ±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337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65 ±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3 ±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97 ±</text:p>
          </table:table-cell>
          <table:table-cell office:value-type="float" office:value="1.273" calcext:value-type="float">
            <text:p>1.27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0 ±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02 ±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27 ±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.355 ±</text:p>
          </table:table-cell>
          <table:table-cell office:value-type="float" office:value="11.258" calcext:value-type="float">
            <text:p>11.25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30.789 ±</text:p>
          </table:table-cell>
          <table:table-cell office:value-type="float" office:value="452.783" calcext:value-type="float">
            <text:p>452.7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.741 ±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7.867 ±</text:p>
          </table:table-cell>
          <table:table-cell office:value-type="float" office:value="29.199" calcext:value-type="float">
            <text:p>29.199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2901.972 ±</text:p>
          </table:table-cell>
          <table:table-cell office:value-type="float" office:value="3320.274" calcext:value-type="float">
            <text:p>3320.27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212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93.375 ±</text:p>
          </table:table-cell>
          <table:table-cell office:value-type="float" office:value="62.377" calcext:value-type="float">
            <text:p>62.37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984.466 ±</text:p>
          </table:table-cell>
          <table:table-cell office:value-type="float" office:value="2648.398" calcext:value-type="float">
            <text:p>2648.3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8.062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7.318 ±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498.448 ±</text:p>
          </table:table-cell>
          <table:table-cell office:value-type="float" office:value="1424.701" calcext:value-type="float">
            <text:p>1424.7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54 ±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3 ±</text:p>
          </table:table-cell>
          <table:table-cell office:value-type="float" office:value="1.291" calcext:value-type="float">
            <text:p>1.291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1 ±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1 ±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9 ±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5 ±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17 ±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9 ±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949 ±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03 ±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669 ±</text:p>
          </table:table-cell>
          <table:table-cell office:value-type="float" office:value="4.581" calcext:value-type="float">
            <text:p>4.58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519 ±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243 ±</text:p>
          </table:table-cell>
          <table:table-cell office:value-type="float" office:value="1.927" calcext:value-type="float">
            <text:p>1.92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3.692 ±</text:p>
          </table:table-cell>
          <table:table-cell office:value-type="float" office:value="18.422" calcext:value-type="float">
            <text:p>18.4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785.334 ±</text:p>
          </table:table-cell>
          <table:table-cell office:value-type="float" office:value="1775.846" calcext:value-type="float">
            <text:p>1775.84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233 ±</text:p>
          </table:table-cell>
          <table:table-cell office:value-type="float" office:value="3.694" calcext:value-type="float">
            <text:p>3.69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7.334 ±</text:p>
          </table:table-cell>
          <table:table-cell office:value-type="float" office:value="3.684" calcext:value-type="float">
            <text:p>3.68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49.479 ±</text:p>
          </table:table-cell>
          <table:table-cell office:value-type="float" office:value="252.164" calcext:value-type="float">
            <text:p>252.16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887 ±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0.013 ±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940.067 ±</text:p>
          </table:table-cell>
          <table:table-cell office:value-type="float" office:value="1857.976" calcext:value-type="float">
            <text:p>1857.97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9.453 ±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5.742 ±</text:p>
          </table:table-cell>
          <table:table-cell office:value-type="float" office:value="13.887" calcext:value-type="float">
            <text:p>13.88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44.161 ±</text:p>
          </table:table-cell>
          <table:table-cell office:value-type="float" office:value="624.611" calcext:value-type="float">
            <text:p>624.61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58 ±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26 ±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6 ±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2 ±</text:p>
          </table:table-cell>
          <table:table-cell office:value-type="float" office:value="1.768" calcext:value-type="float">
            <text:p>1.768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3 ±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35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2 ±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11 ±</text:p>
          </table:table-cell>
          <table:table-cell office:value-type="float" office:value="1.272" calcext:value-type="float">
            <text:p>1.27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54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6 ±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40 ±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380 ±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4.526 ±</text:p>
          </table:table-cell>
          <table:table-cell office:value-type="float" office:value="15.734" calcext:value-type="float">
            <text:p>15.73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33.393 ±</text:p>
          </table:table-cell>
          <table:table-cell office:value-type="float" office:value="1169.827" calcext:value-type="float">
            <text:p>1169.82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173 ±</text:p>
          </table:table-cell>
          <table:table-cell office:value-type="float" office:value="2.604" calcext:value-type="float">
            <text:p>2.604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2.121 ±</text:p>
          </table:table-cell>
          <table:table-cell office:value-type="float" office:value="20.598" calcext:value-type="float">
            <text:p>20.598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2313.427 ±</text:p>
          </table:table-cell>
          <table:table-cell office:value-type="float" office:value="576.391" calcext:value-type="float">
            <text:p>576.391</text:p>
          </table:table-cell>
          <table:table-cell office:value-type="string" calcext:value-type="string">
            <text:p>us/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491 ±</text:p>
          </table:table-cell>
          <table:table-cell office:value-type="float" office:value="2.335" calcext:value-type="float">
            <text:p>2.33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1.022 ±</text:p>
          </table:table-cell>
          <table:table-cell office:value-type="float" office:value="24.009" calcext:value-type="float">
            <text:p>24.0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3779.075 ±</text:p>
          </table:table-cell>
          <table:table-cell office:value-type="float" office:value="2333.884" calcext:value-type="float">
            <text:p>2333.88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367 ±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520 ±</text:p>
          </table:table-cell>
          <table:table-cell office:value-type="float" office:value="29.367" calcext:value-type="float">
            <text:p>29.36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86.806 ±</text:p>
          </table:table-cell>
          <table:table-cell office:value-type="float" office:value="2899.469" calcext:value-type="float">
            <text:p>2899.46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3 ±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3 ±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9 ±</text:p>
          </table:table-cell>
          <table:table-cell office:value-type="float" office:value="1.392" calcext:value-type="float">
            <text:p>1.39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38 ±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73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699 ±</text:p>
          </table:table-cell>
          <table:table-cell office:value-type="float" office:value="2.594" calcext:value-type="float">
            <text:p>2.59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3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9 ±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79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2 ±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5 ±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999 ±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498 ±</text:p>
          </table:table-cell>
          <table:table-cell office:value-type="float" office:value="9.715" calcext:value-type="float">
            <text:p>9.7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86.386 ±</text:p>
          </table:table-cell>
          <table:table-cell office:value-type="float" office:value="1484.449" calcext:value-type="float">
            <text:p>1484.44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918 ±</text:p>
          </table:table-cell>
          <table:table-cell office:value-type="float" office:value="2.661" calcext:value-type="float">
            <text:p>2.66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6.859 ±</text:p>
          </table:table-cell>
          <table:table-cell office:value-type="float" office:value="8.909" calcext:value-type="float">
            <text:p>8.9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166.523 ±</text:p>
          </table:table-cell>
          <table:table-cell office:value-type="float" office:value="1276.679" calcext:value-type="float">
            <text:p>1276.67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0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9 ±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.474 ±</text:p>
          </table:table-cell>
          <table:table-cell office:value-type="float" office:value="2.065" calcext:value-type="float">
            <text:p>2.06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059 ±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88 ±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8 ±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08 ±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8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38 ±</text:p>
          </table:table-cell>
          <table:table-cell office:value-type="float" office:value="1.292" calcext:value-type="float">
            <text:p>1.29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50 ±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27 ±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6 ±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5 ±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533 ±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8.043 ±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440.143 ± </text:p>
          </table:table-cell>
          <table:table-cell office:value-type="float" office:value="877.123" calcext:value-type="float">
            <text:p>877.12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.629 ±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3.494 ±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507.599 ±</text:p>
          </table:table-cell>
          <table:table-cell office:value-type="float" office:value="507.21" calcext:value-type="float">
            <text:p>507.2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67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4 ±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9 ±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426 ±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517 ±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7 ±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21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3 ±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3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3 ±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9 ±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1 ±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7 ±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4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26 ±</text:p>
          </table:table-cell>
          <table:table-cell office:value-type="float" office:value="1.071" calcext:value-type="float">
            <text:p>1.07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648 ±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1211.642 ±</text:p>
          </table:table-cell>
          <table:table-cell office:value-type="float" office:value="926.364" calcext:value-type="float">
            <text:p>926.36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685 ±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3.025 ±</text:p>
          </table:table-cell>
          <table:table-cell office:value-type="float" office:value="13.807" calcext:value-type="float">
            <text:p>13.80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997.905 ±</text:p>
          </table:table-cell>
          <table:table-cell office:value-type="float" office:value="1278.301" calcext:value-type="float">
            <text:p>1278.3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enchmarks.A1:Benchmarks.I2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3:11:29.63159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21T20:43:54.636226727</dc:date>
    <meta:editing-duration>PT17H58M32S</meta:editing-duration>
    <meta:editing-cycles>145</meta:editing-cycles>
    <meta:generator>LibreOffice/6.0.7.3$Linux_X86_64 LibreOffice_project/00m0$Build-3</meta:generator>
    <meta:document-statistic meta:table-count="1" meta:cell-count="1645" meta:object-count="0"/>
  </office:meta>
</office:document-meta>
</file>